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8000026250000189242A6EA2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egoe UI" svg:font-family="'Segoe UI'" style:font-family-generic="swiss"/>
    <style:font-face style:name="Ubuntu" svg:font-family="Ubuntu" style:font-family-generic="swis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office:font-face-decls>
  <office:automatic-styles>
    <style:style style:name="Tablo1" style:family="table">
      <style:table-properties style:width="17cm" fo:margin-left="0.097cm" table:align="left"/>
    </style:style>
    <style:style style:name="Tablo1.A" style:family="table-column">
      <style:table-column-properties style:column-width="3.399cm"/>
    </style:style>
    <style:style style:name="Tablo1.C" style:family="table-column">
      <style:table-column-properties style:column-width="3.401cm"/>
    </style:style>
    <style:style style:name="Tablo1.A1" style:family="table-cell">
      <style:table-cell-properties fo:padding="0.097cm" fo:border-left="0.25pt solid #000000" fo:border-right="none" fo:border-top="0.25pt solid #000000" fo:border-bottom="0.25pt solid #000000"/>
    </style:style>
    <style:style style:name="Tablo1.E1" style:family="table-cell">
      <style:table-cell-properties fo:padding="0.097cm" fo:border="0.25pt solid #000000"/>
    </style:style>
    <style:style style:name="Tablo2" style:family="table">
      <style:table-properties style:width="17cm" fo:margin-left="0.097cm" table:align="left"/>
    </style:style>
    <style:style style:name="Tablo2.A" style:family="table-column">
      <style:table-column-properties style:column-width="2.835cm"/>
    </style:style>
    <style:style style:name="Tablo2.B" style:family="table-column">
      <style:table-column-properties style:column-width="2.833cm"/>
    </style:style>
    <style:style style:name="Tablo2.1" style:family="table-row">
      <style:table-row-properties style:row-height="0.642cm" style:use-optimal-row-height="false"/>
    </style:style>
    <style:style style:name="Tablo2.A1" style:family="table-cell">
      <style:table-cell-properties style:vertical-align="middle" fo:padding="0.097cm" fo:border-left="0.25pt solid #000000" fo:border-right="none" fo:border-top="0.25pt solid #000000" fo:border-bottom="0.25pt solid #000000"/>
    </style:style>
    <style:style style:name="Tablo2.F1" style:family="table-cell">
      <style:table-cell-properties style:vertical-align="middle" fo:padding="0.097cm" fo:border="0.25pt solid #000000"/>
    </style:style>
    <style:style style:name="P1" style:family="paragraph" style:parent-style-name="Konu_20_Başlığı">
      <style:paragraph-properties fo:margin-top="0cm" fo:margin-bottom="0.203cm" style:contextual-spacing="false"/>
      <style:text-properties style:font-name="Arial"/>
    </style:style>
    <style:style style:name="P2" style:family="paragraph" style:parent-style-name="Table_20_Contents">
      <style:paragraph-properties fo:background-color="#ffffe6">
        <style:background-image/>
      </style:paragraph-properties>
    </style:style>
    <style:style style:name="P3" style:family="paragraph" style:parent-style-name="Table_20_Contents">
      <style:paragraph-properties fo:background-color="#ffffe6">
        <style:background-image/>
      </style:paragraph-properties>
      <style:text-properties style:font-name="Arial" fo:font-size="10pt" style:font-size-asian="10pt" style:font-size-complex="10pt"/>
    </style:style>
    <style:style style:name="P4" style:family="paragraph" style:parent-style-name="Table_20_Contents">
      <style:paragraph-properties fo:background-color="#ffffe6">
        <style:background-image/>
      </style:paragraph-properties>
      <style:text-properties style:font-name="Arial" fo:font-size="12pt" style:font-size-asian="12pt"/>
    </style:style>
    <style:style style:name="P5" style:family="paragraph" style:parent-style-name="Standard">
      <style:paragraph-properties fo:background-color="#ffffe6">
        <style:background-image/>
      </style:paragraph-properties>
      <style:text-properties style:font-name="Arial" fo:font-size="12pt" style:font-size-asian="12pt"/>
    </style:style>
    <style:style style:name="P6" style:family="paragraph" style:parent-style-name="Standard">
      <style:paragraph-properties fo:background-color="#ffffe6">
        <style:background-image/>
      </style:paragraph-properties>
      <style:text-properties style:font-name="Arial" fo:font-size="6pt" style:font-size-asian="6pt" style:font-size-complex="6pt"/>
    </style:style>
    <style:style style:name="P7" style:family="paragraph" style:parent-style-name="Standard">
      <style:paragraph-properties fo:background-color="#ffffe6">
        <style:background-image/>
      </style:paragraph-properties>
      <style:text-properties style:font-name="Arial" fo:font-size="10pt" style:font-size-asian="10pt" style:font-size-complex="10pt"/>
    </style:style>
    <style:style style:name="P8" style:family="paragraph" style:parent-style-name="Horizontal_20_Line">
      <style:paragraph-properties fo:background-color="#ffffe6">
        <style:background-image/>
      </style:paragraph-properties>
      <style:text-properties style:font-name="Arial"/>
    </style:style>
    <style:style style:name="P9" style:family="paragraph" style:parent-style-name="Normal">
      <style:text-properties style:font-name="DejaVu Sans" fo:font-size="18pt" fo:font-weight="bold" style:font-size-asian="18pt" style:font-weight-asian="bold" style:font-size-complex="18pt" style:font-weight-complex="bold" text:display="none"/>
    </style:style>
    <style:style style:name="P10" style:family="paragraph" style:parent-style-name="Normal">
      <style:text-properties style:font-name-complex="Mangal" style:font-size-complex="10.5pt"/>
    </style:style>
    <style:style style:name="P11" style:family="paragraph" style:parent-style-name="Text_20_body">
      <style:text-properties style:font-name="Arial"/>
    </style:style>
    <style:style style:name="P12" style:family="paragraph" style:parent-style-name="Text_20_body">
      <style:text-properties style:font-name="Arial" fo:font-size="6pt" style:font-size-asian="6pt" style:font-size-complex="6pt"/>
    </style:style>
    <style:style style:name="P13" style:family="paragraph" style:parent-style-name="Horizontal_20_Line">
      <style:paragraph-properties fo:background-color="#e6e6ff">
        <style:background-image/>
      </style:paragraph-properties>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ext_20_body">
      <style:paragraph-properties fo:background-color="#e6e6ff">
        <style:background-image/>
      </style:paragraph-properties>
      <style:text-properties style:font-name="Arial" fo:font-size="6pt" style:font-size-asian="6pt" style:font-size-complex="6pt"/>
    </style:style>
    <style:style style:name="P16" style:family="paragraph" style:parent-style-name="Text_20_body">
      <style:paragraph-properties fo:background-color="#ffff99">
        <style:background-image/>
      </style:paragraph-properties>
    </style:style>
    <style:style style:name="P17" style:family="paragraph" style:parent-style-name="Text_20_body">
      <style:paragraph-properties fo:background-color="#ffff99">
        <style:background-image/>
      </style:paragraph-properties>
      <style:text-properties style:font-name="Arial"/>
    </style:style>
    <style:style style:name="P18" style:family="paragraph" style:parent-style-name="Konu_20_Başlığı" style:master-page-name="MP0">
      <style:paragraph-properties fo:margin-top="0cm" fo:margin-bottom="0.203cm" style:contextual-spacing="false" style:page-number="auto" fo:break-before="page"/>
    </style:style>
    <style:style style:name="P19"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20" style:family="paragraph" style:parent-style-name="Liste_20_Paragraf" style:list-style-name="L1">
      <style:text-properties fo:font-size="12pt" fo:language="en" fo:country="GB" style:font-size-asian="12pt" style:font-size-complex="12pt"/>
    </style:style>
    <style:style style:name="P21" style:family="paragraph" style:parent-style-name="Heading_20_3">
      <style:text-properties style:font-name="Arial"/>
    </style:style>
    <style:style style:name="P22" style:family="paragraph" style:parent-style-name="Heading_20_3">
      <style:paragraph-properties fo:text-align="center" style:justify-single-word="false"/>
      <style:text-properties style:font-name="Arial"/>
    </style:style>
    <style:style style:name="P23" style:family="paragraph" style:parent-style-name="Heading_20_3">
      <style:paragraph-properties fo:background-color="#e6e6ff">
        <style:background-image/>
      </style:paragraph-properties>
      <style:text-properties style:font-name="Arial"/>
    </style:style>
    <style:style style:name="P24"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25" style:family="paragraph" style:parent-style-name="Text_20_body">
      <style:text-properties style:font-name="Arial"/>
    </style:style>
    <style:style style:name="P26" style:family="paragraph" style:parent-style-name="Text_20_body">
      <style:paragraph-properties fo:background-color="#ffff99">
        <style:background-image/>
      </style:paragraph-properties>
      <style:text-properties style:font-name="Arial" officeooo:paragraph-rsid="00130a34"/>
    </style:style>
    <style:style style:name="P27" style:family="paragraph">
      <style:paragraph-properties fo:text-align="start"/>
      <style:text-properties style:text-line-through-style="none" style:font-name="Arial" fo:font-size="12pt" fo:font-style="normal" style:text-underline-style="none" fo:font-weight="normal"/>
    </style:style>
    <style:style style:name="T1" style:family="text">
      <style:text-properties fo:font-size="10pt" fo:font-style="italic" style:font-size-asian="10pt" style:font-style-asian="italic" style:font-size-complex="10pt" style:font-style-complex="italic"/>
    </style:style>
    <style:style style:name="T2" style:family="text">
      <style:text-properties style:font-name="Arial"/>
    </style:style>
    <style:style style:name="T3" style:family="text">
      <style:text-properties style:font-name="Arial" fo:font-size="10pt" style:font-size-asian="10pt" style:font-size-complex="10pt"/>
    </style:style>
    <style:style style:name="T4" style:family="text">
      <style:text-properties style:font-name="Arial" fo:font-size="10pt" officeooo:rsid="001147ca" style:font-size-asian="10pt" style:font-size-complex="10pt"/>
    </style:style>
    <style:style style:name="T5" style:family="text">
      <style:text-properties style:font-name="Arial" fo:language="tr" fo:country="TR" style:language-asian="tr" style:country-asian="TR" style:language-complex="ar" style:country-complex="SA"/>
    </style:style>
    <style:style style:name="T6" style:family="text">
      <style:text-properties style:font-name="Arial" fo:font-style="italic" style:font-style-asian="italic" style:font-style-complex="italic"/>
    </style:style>
    <style:style style:name="T7" style:family="text">
      <style:text-properties officeooo:rsid="00130a34"/>
    </style:style>
    <style:style style:name="T8" style:family="text">
      <style:text-properties style:font-name="Ubuntu"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ALG" form:control-implementation="ooo:com.sun.star.form.component.CheckBox" xml:id="control1" form:id="control1" form:label="ALG"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INF" form:control-implementation="ooo:com.sun.star.form.component.CheckBox" xml:id="control2" form:id="control2" form:label="INF"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TRUC" form:control-implementation="ooo:com.sun.star.form.component.CheckBox" xml:id="control3" form:id="control3" form:label="STRU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PUZ" form:control-implementation="ooo:com.sun.star.form.component.CheckBox" xml:id="control4" form:id="control4" form:label="PUZ"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SOC" form:control-implementation="ooo:com.sun.star.form.component.CheckBox" xml:id="control5" form:id="control5" form:label="SOC"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USE" form:control-implementation="ooo:com.sun.star.form.component.CheckBox" xml:id="control6" form:id="control6" form:label="USE"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Varsayılan_20_Paragraf_20_Yazı_20_Tipi"><text:span text:style-name="T2"><office:annotation><dc:creator>Ivo Blöchliger</dc:creator><dc:date>2014-03-02T08:01:00</dc:date><text:p><text:span text:style-name="T8">To hide these comments, disable them in the menu:</text:span></text:p><text:p><text:span text:style-name="T8">View → Comments</text:span></text:p></office:annotation></text:span></text:span><text:span text:style-name="Varsayılan_20_Paragraf_20_Yazı_20_Tipi"><text:span text:style-name="T2"><text:file-name text:display="name-and-extension">2015-TR-01-Numbers-And-Sticks.odt</text:file-name></text:span></text:span><text:span text:style-name="Varsayılan_20_Paragraf_20_Yazı_20_Tipi"><text:span text:style-name="T2"> Numbers &amp;</text:span></text:span><text:span text:style-name="Varsayılan_20_Paragraf_20_Yazı_20_Tipi"><text:span text:style-name="T2"> Sticks</text:span></text:span></text:p>
      <text:p text:style-name="P1"/>
      <table:table table:name="Tablo1" table:style-name="Tablo1">
        <table:table-column table:style-name="Tablo1.A" table:number-columns-repeated="2"/>
        <table:table-column table:style-name="Tablo1.C" table:number-columns-repeated="3"/>
        <table:table-row>
          <table:table-cell table:style-name="Tablo1.A1" office:value-type="string">
            <text:p text:style-name="P2"><text:span text:style-name="Varsayılan_20_Paragraf_20_Yazı_20_Tipi"><text:span text:style-name="T3">0 ----</text:span></text:span><text:span text:style-name="Varsayılan_20_Paragraf_20_Yazı_20_Tipi"><text:span text:style-name="T4">medium</text:span></text:span></text:p>
          </table:table-cell>
          <table:table-cell table:style-name="Tablo1.A1" office:value-type="string">
            <text:p text:style-name="P3">I: easy</text:p>
          </table:table-cell>
          <table:table-cell table:style-name="Tablo1.A1" office:value-type="string">
            <text:p text:style-name="P3">II: ----</text:p>
          </table:table-cell>
          <table:table-cell table:style-name="Tablo1.A1" office:value-type="string">
            <text:p text:style-name="P3">III: ----</text:p>
          </table:table-cell>
          <table:table-cell table:style-name="Tablo1.E1" office:value-type="string">
            <text:p text:style-name="P3">IV: ----</text:p>
          </table:table-cell>
        </table:table-row>
      </table:table>
      <text:p text:style-name="P9"/>
      <table:table table:name="Tablo2" table:style-name="Tablo2">
        <table:table-column table:style-name="Tablo2.A"/>
        <table:table-column table:style-name="Tablo2.B" table:number-columns-repeated="4"/>
        <table:table-column table:style-name="Tablo2.A"/>
        <table:table-row table:style-name="Tablo2.1">
          <table:table-cell table:style-name="Tablo2.A1" office:value-type="string">
            <text:p text:style-name="P19"><text:s/><draw:control text:anchor-type="as-char" svg:y="-0.351cm" draw:z-index="0" draw:style-name="gr1" draw:text-style-name="P27" svg:width="2.271cm" svg:height="0.313cm" draw:control="control1"/></text:p>
          </table:table-cell>
          <table:table-cell table:style-name="Tablo2.A1" office:value-type="string">
            <text:p text:style-name="P24"><draw:control text:anchor-type="as-char" svg:y="0.051cm" draw:z-index="1" draw:style-name="gr1" draw:text-style-name="P27" svg:width="2.271cm" svg:height="0.313cm" draw:control="control2"/></text:p>
          </table:table-cell>
          <table:table-cell table:style-name="Tablo2.A1" office:value-type="string">
            <text:p text:style-name="P24"><draw:control text:anchor-type="as-char" svg:y="-0.014cm" draw:z-index="2" draw:style-name="gr1" draw:text-style-name="P27" svg:width="2.271cm" svg:height="0.313cm" draw:control="control3"/></text:p>
          </table:table-cell>
          <table:table-cell table:style-name="Tablo2.A1" office:value-type="string">
            <text:p text:style-name="P24"><draw:control text:anchor-type="as-char" svg:y="-0.009cm" draw:z-index="3" draw:style-name="gr1" draw:text-style-name="P27" svg:width="2.271cm" svg:height="0.313cm" draw:control="control4"/></text:p>
          </table:table-cell>
          <table:table-cell table:style-name="Tablo2.A1" office:value-type="string">
            <text:p text:style-name="P24"><draw:control text:anchor-type="as-char" svg:y="0.004cm" draw:z-index="4" draw:style-name="gr1" draw:text-style-name="P27" svg:width="2.271cm" svg:height="0.313cm" draw:control="control5"/></text:p>
          </table:table-cell>
          <table:table-cell table:style-name="Tablo2.F1" office:value-type="string">
            <text:p text:style-name="P24"><draw:control text:anchor-type="as-char" svg:y="0.025cm" draw:z-index="5" draw:style-name="gr1" draw:text-style-name="P27" svg:width="2.271cm" svg:height="0.313cm" draw:control="control6"/></text:p>
          </table:table-cell>
        </table:table-row>
      </table:table>
      <text:section text:style-name="Sect1" text:name="Sect1">
        <text:p text:style-name="P6"/>
        <text:p text:style-name="P7">Answer Type: <text:span text:style-name="T7">Multiple Choice</text:span> <text:s/>Mandatory for: none</text:p>
        <text:p text:style-name="P7"/>
        <text:p text:style-name="P8"/>
        <text:h text:style-name="P21" text:outline-level="3">Body</text:h>
      </text:section>
      <text:section text:style-name="Sect1" text:name="Sect2">
        <text:p text:style-name="Text_20_body"><draw:frame draw:style-name="fr1" draw:name="grafik1" text:anchor-type="paragraph" svg:x="9.107cm" svg:y="0.434cm" svg:width="7.202cm" svg:height="4.18cm" draw:z-index="6"><draw:image xlink:href="Pictures/20000008000026250000189242A6EA2B.svm" xlink:type="simple" xlink:show="embed" xlink:actuate="onLoad"/></draw:frame><text:span text:style-name="Varsayılan_20_Paragraf_20_Yazı_20_Tipi"><text:span text:style-name="T5"/></text:span></text:p>
        <text:p text:style-name="P11">Numbers will be composed by using sticks. The numbers will be depicted as shown in the figure in terms of size and fonts. For example, 201 will be composed by using 5+6+2=13 sticks.</text:p>
        <text:p text:style-name="P11"/>
        <text:h text:style-name="P21" text:outline-level="3"/>
        <text:h text:style-name="P21" text:outline-level="3"/>
        <text:h text:style-name="P21" text:outline-level="3">Question</text:h>
        <text:p text:style-name="P12"/>
      </text:section>
      <text:section text:style-name="Sect1" text:name="Sect3">
        <text:p text:style-name="P11">For composing the number 51894, how many sticks should be used by Beaver?</text:p>
        <text:p text:style-name="P11"/>
        <text:p text:style-name="P10"/>
      </text:section>
      <text:section text:style-name="Sect1" text:name="Sect4">
        <text:h text:style-name="P21" text:outline-level="3"/>
        <text:h text:style-name="P21" text:outline-level="3">Answer</text:h>
        <text:p text:style-name="P12"/>
      </text:section>
      <text:section text:style-name="Sect1" text:name="Sect5">
        <text:list xml:id="list39459764" text:style-name="L1">
          <text:list-item>
            <text:p text:style-name="P20">20<text:tab/><text:tab/>B)24<text:tab/><text:tab/>C) 26<text:tab/><text:tab/>D) 28</text:p>
          </text:list-item>
        </text:list>
        <text:p text:style-name="P13"><text:span text:style-name="Varsayılan_20_Paragraf_20_Yazı_20_Tipi"><text:span text:style-name="T2"><office:annotation><dc:creator>Ivo Blöchliger</dc:creator><dc:date>2013-01-04T16:50:00</dc:date><text:p><text:span text:style-name="T8">This must all fit on the first page. If it does not, your <text:s/>task is too long.</text:span></text:p></office:annotation></text:span></text:span></text:p>
        <text:h text:style-name="P23" text:outline-level="3">Explanation</text:h>
        <text:p text:style-name="Text_20_body"/>
        <text:p text:style-name="P11">SOLUTION: B</text:p>
        <text:p text:style-name="Text_20_body"/>
        <text:p text:style-name="P15"/>
      </text:section>
      <text:section text:style-name="Sect1" text:name="Sect6">
        <text:h text:style-name="P23" text:outline-level="3">It's informatics</text:h>
        <text:p text:style-name="P15"/>
      </text:section>
      <text:section text:style-name="Sect1" text:name="Sect7">
        <text:p text:style-name="P11">It’s informatics, because the solution of the problem includes organization, restructuring and composition. </text:p>
        <text:h text:style-name="P23" text:outline-level="3"/>
        <text:h text:style-name="P23" text:outline-level="3">Keywords</text:h>
        <text:p text:style-name="P15"/>
      </text:section>
      <text:section text:style-name="Sect1" text:name="Sect8">
        <text:p text:style-name="P26"><text:span text:style-name="T7">Numbers, sticks, construction</text:span></text:p>
      </text:section>
      <text:section text:style-name="Sect1" text:name="Sect9">
        <text:h text:style-name="P23" text:outline-level="3"/>
        <text:h text:style-name="P23" text:outline-level="3">Websites</text:h>
        <text:p text:style-name="P15"/>
      </text:section>
      <text:section text:style-name="Sect1" text:name="Sect10">
        <text:p text:style-name="P17">Indicate websites (in English and other languages) which offer further information on the particular domain of informatics mentioned in the “It's informatics” part. Wikipedia is often a good start.</text:p>
      </text:section>
      <text:section text:style-name="Sect1" text:name="Sect11">
        <text:p text:style-name="P14"/>
        <text:h text:style-name="P22" text:outline-level="3">Internal Use</text:h>
        <text:h text:style-name="P21" text:outline-level="3">Wording</text:h>
        <text:p text:style-name="P12"/>
      </text:section>
      <text:section text:style-name="Sect1" text:name="Sect12">
        <text:p text:style-name="P16"><text:span text:style-name="Varsayılan_20_Paragraf_20_Yazı_20_Tipi"><text:span text:style-name="T2">List of word used to name important things in the task body (concepts, definitions, objects, names, etc</text:span></text:span><text:span text:style-name="Varsayılan_20_Paragraf_20_Yazı_20_Tipi"><text:span text:style-name="T2">.) </text:span></text:span><text:span text:style-name="Varsayılan_20_Paragraf_20_Yazı_20_Tipi"><text:span text:style-name="T6">This is to ensure the consequent use of terms in the task body and facilitates translation.</text:span></text:span></text:p>
      </text:section>
      <text:section text:style-name="Sect1" text:name="Sect13">
        <text:h text:style-name="P21" text:outline-level="3"><text:soft-page-break/></text:h>
        <text:h text:style-name="P21" text:outline-level="3">Comments</text:h>
        <text:p text:style-name="P12"/>
      </text:section>
      <text:section text:style-name="Sect1" text:name="Sect14">
        <text:p text:style-name="Text_20_body"><text:span text:style-name="Varsayılan_20_Paragraf_20_Yazı_20_Tipi"><text:span text:style-name="T2">Yasemin Gülbahar, </text:span></text:span><text:a xlink:type="simple" xlink:href="mailto:ysmnglbhr@gmail.com" office:target-frame-name="_top" xlink:show="replace">ysmnglbhr@gmail.com</text:a><text:span text:style-name="Varsayılan_20_Paragraf_20_Yazı_20_Tipi"><text:span text:style-name="T2">, 2015-04-14</text:span></text:span></text:p>
        <text:p text:style-name="P11">Filiz Kalelioğlu, filizk@baskent.edu.tr, 2015-04-14.</text:p>
      </text:section>
      <text:section text:style-name="Sect1" text:name="Sect15">
        <text:h text:style-name="P21" text:outline-level="3"/>
        <text:h text:style-name="P21" text:outline-level="3">Graphics</text:h>
        <text:p text:style-name="P10"/>
        <text:p text:style-name="Text_20_body">Task images are produced by authors. </text:p>
      </text:section>
      <text:section text:style-name="Sect1" text:name="Sect16">
        <text:p text:style-name="P12"/>
        <text:h text:style-name="P21" text:outline-level="3"/>
        <text:h text:style-name="P21" text:outline-level="3">Files</text:h>
        <text:p text:style-name="P12"/>
      </text:section>
      <text:section text:style-name="Sect1" text:name="Sect17">
        <text:p text:style-name="Text_20_body"><text:span text:style-name="Varsayılan_20_Paragraf_20_Yazı_20_Tipi"><text:span text:style-name="T2"><text:file-name text:display="name-and-extension">2015-TR-01-Numbers-And-Sticks.odt</text:file-name></text:span></text:span><text:span text:style-name="Varsayılan_20_Paragraf_20_Yazı_20_Tipi"><text:span text:style-name="T2"> (this file)</text:span></text:span></text:p>
      </text:section>
      <text:section text:style-name="Sect1" text:name="Sect18">
        <text:p text:style-name="P11"/>
      </text:section>
      <text:section text:style-name="Sect1" text:name="Sect19">
        <text:h text:style-name="P21" text:outline-level="3"/>
        <text:h text:style-name="P21" text:outline-level="3">Authorship</text:h>
        <text:p text:style-name="P12"/>
      </text:section>
      <text:section text:style-name="Sect1" text:name="Sect20">
        <text:p text:style-name="Text_20_body"><text:span text:style-name="Varsayılan_20_Paragraf_20_Yazı_20_Tipi"><text:span text:style-name="T2">Erman Yükseltürk, </text:span></text:span><text:a xlink:type="simple" xlink:href="mailto:eyukselturk@gmail.com" office:target-frame-name="_top" xlink:show="replace"><text:span text:style-name="Varsayılan_20_Paragraf_20_Yazı_20_Tipi"><text:span text:style-name="T2">eyukselturk@gmail.com</text:span></text:span></text:a><text:span text:style-name="Varsayılan_20_Paragraf_20_Yazı_20_Tipi"><text:span text:style-name="T2">, Turkey</text:span></text:span></text:p>
        <text:p text:style-name="Text_20_body"><text:span text:style-name="Varsayılan_20_Paragraf_20_Yazı_20_Tipi"><text:span text:style-name="T2">Yasemin Gülbahar, </text:span></text:span><text:a xlink:type="simple" xlink:href="mailto:ysmnglbhr@gmail.com" office:target-frame-name="_top" xlink:show="replace">ysmnglbhr@gmail.com</text:a><text:span text:style-name="Varsayılan_20_Paragraf_20_Yazı_20_Tipi"><text:span text:style-name="T2">, Turkey</text:span></text:span></text:p>
        <text:p text:style-name="P11">Filiz Kalelioğlu, filizk@baskent.edu.tr, Turkey</text:p>
      </text:section>
      <text:section text:style-name="Sect1" text:name="Sect21">
        <text:p text:style-name="P11">Soner Yıldırım, soner@metu.edu.tr, Turkey</text:p>
      </text:section>
      <text:section text:style-name="Sect1" text:name="Sect22">
        <text:p text:style-name="Text_20_body"/>
        <text:p text:style-name="Text_20_body"/>
        <text:h text:style-name="P21" text:outline-level="3">License</text:h>
        <text:p text:style-name="P12"/>
        <text:p text:style-name="Text_20_body"><text:span text:style-name="Varsayılan_20_Paragraf_20_Yazı_20_Tipi"><text:span text:style-name="T2">Copyright © 2014 Bebras – International Contest on Informatics and Computer </text:span></text:span><text:span text:style-name="Varsayılan_20_Paragraf_20_Yazı_20_Tipi"><text:span text:style-name="T2">Fluency. This work is licensed under a Creative Commons Attribution-NonCommercial-ShareAlike 3.0 Unported License (CC BY-NC-SA 3.0). Visit: </text:span></text:span><text:a xlink:type="simple" xlink:href="http://creativecommons.org/licenses/by-sa/3.0/" office:target-frame-name="_top" xlink:show="replace"><text:span text:style-name="Varsayılan_20_Paragraf_20_Yazı_20_Tipi"><text:span text:style-name="T2">http://creativecommons.org/licenses/by-sa-sa/3.0/</text:span></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Segoe UI" svg:font-family="'Segoe UI'" style:font-family-generic="swiss"/>
    <style:font-face style:name="Ubuntu" svg:font-family="Ubuntu" style:font-family-generic="swiss"/>
    <style:font-face style:name="Lohit Hindi" svg:font-family="'Lohit Hindi'"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DejaVu Sans" fo:font-size="11pt" style:font-size-asian="11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hyphenation-ladder-count="no-limit"/>
      <style:text-properties style:font-name="DejaVu San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Altbilgi"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Üstbilgi"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orizontal_20_Line" style:display-name="Horizontal Line" style:family="paragraph" style:parent-style-name="Standard" style:next-style-name="Text_20_body" style:class="html">
      <style:paragraph-properties fo:margin-top="0cm" fo:margin-bottom="0.499cm" style:contextual-spacing="false" fo:hyphenation-ladder-count="no-limit" text:number-lines="false" text:line-number="0"/>
      <style:text-properties fo:font-size="6pt" style:font-size-asian="6pt" style:font-size-complex="6pt" fo:hyphenate="false"/>
    </style:style>
    <style:style style:name="Konu_20_Başlığı" style:display-name="Konu Başlığı" style:family="paragraph" style:parent-style-name="Heading" style:next-style-name="Alt_20_Konu_20_Başlığı">
      <style:paragraph-properties fo:text-align="center" style:justify-single-word="false" fo:hyphenation-ladder-count="no-limit" fo:background-color="#ffffe6">
        <style:background-image/>
      </style:paragraph-properties>
      <style:text-properties style:font-name="DejaVu Sans" fo:font-size="18pt" fo:font-weight="bold" style:font-size-asian="18pt" style:font-weight-asian="bold" style:font-size-complex="18pt" style:font-weight-complex="bold" fo:hyphenate="false"/>
    </style:style>
    <style:style style:name="Alt_20_Konu_20_Başlığı" style:display-name="Alt Konu Başlığı"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style:style>
    <style:style style:name="Açıklama_20_Metni" style:display-name="Açıklama Metni" style:family="paragraph" style:parent-style-name="Normal">
      <style:paragraph-properties fo:hyphenation-ladder-count="no-limit"/>
      <style:text-properties fo:font-size="10pt" style:font-size-asian="10pt" style:font-name-complex="Mangal" style:font-size-complex="9pt" fo:hyphenate="false"/>
    </style:style>
    <style:style style:name="Balon_20_Metni" style:display-name="Balon Metni"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Liste_20_Paragraf" style:display-name="Liste Paragraf" style:family="paragraph" style:parent-style-name="Normal">
      <style:paragraph-properties fo:margin="100%" fo:margin-left="1.27cm" fo:margin-right="0cm" fo:margin-top="0cm" fo:margin-bottom="0.282cm" style:contextual-spacing="false" fo:line-height="106%" fo:orphans="2" fo:widows="2" fo:hyphenation-ladder-count="no-limit" fo:text-indent="0cm" style:auto-text-indent="false" style:vertical-align="auto">
        <style:tab-stops/>
      </style:paragraph-properties>
      <style:text-properties style:font-name="Calibri" fo:font-size="11pt" fo:language="tr" fo:country="TR" style:letter-kerning="false" style:font-name-asian="Calibri" style:font-size-asian="11pt" style:language-asian="en" style:country-asian="US" style:font-name-complex="Times New Roman" style:font-size-complex="11pt" style:language-complex="ar" style:country-complex="SA" fo:hyphenate="tru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Varsayılan_20_Paragraf_20_Yazı_20_Tipi" style:display-name="Varsayılan Paragraf Yazı Tipi" style:family="text"/>
    <style:style style:name="Placeholder" style:family="text">
      <style:text-properties fo:font-variant="small-caps" fo:color="#008080" style:text-underline-style="dotte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çıklama_20_Metni_20_Char" style:display-name="Açıklama Metni Char" style:family="text" style:parent-style-name="Varsayılan_20_Paragraf_20_Yazı_20_Tipi">
      <style:text-properties fo:font-size="10pt" style:font-size-asian="10pt" style:font-name-complex="Mangal" style:font-size-complex="9pt"/>
    </style:style>
    <style:style style:name="Açıklama_20_Başvurusu" style:display-name="Açıklama Başvurusu" style:family="text" style:parent-style-name="Varsayılan_20_Paragraf_20_Yazı_20_Tipi">
      <style:text-properties fo:font-size="8pt" style:font-size-asian="8pt" style:font-size-complex="8pt"/>
    </style:style>
    <style:style style:name="Balon_20_Metni_20_Char" style:display-name="Balon Metni Char" style:family="text" style:parent-style-name="Varsayılan_20_Paragraf_20_Yazı_20_Tipi">
      <style:text-properties style:font-name="Tahoma" fo:font-size="8pt" style:font-size-asian="8pt" style:font-name-complex="Mangal" style:font-size-complex="7pt"/>
    </style:style>
    <style:style style:name="Köprü" style:family="text" style:parent-style-name="Varsayılan_20_Paragraf_20_Yazı_20_Tipi">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51cm" fo:margin-left="0cm" fo:margin-right="0cm" fo:margin-top="0cm" style:dynamic-spacing="true"/>
      </style:footer-style>
    </style:page-layout>
    <number:time-style style:name="N10041" number:language="en" number:country="US">
      <number:hours number:style="long"/>
      <number:text>:</number:text>
      <number:minutes number:style="long"/>
      <number:text>:</number:text>
      <number:seconds number:style="long"/>
    </number:time-style>
    <number:date-style style:name="N10116"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Altbilgi"><text:span text:style-name="Varsayılan_20_Paragraf_20_Yazı_20_Tipi"><text:span text:style-name="MT1">Numbers &amp;</text:span></text:span><text:span text:style-name="Varsayılan_20_Paragraf_20_Yazı_20_Tipi"><text:span text:style-name="MT1"> Sticks </text:span></text:span><text:span text:style-name="Varsayılan_20_Paragraf_20_Yazı_20_Tipi"><text:span text:style-name="MT1"><text:file-name text:display="name-and-extension">2015-TR-01-Numbers-And-Sticks.odt</text:file-name></text:span></text:span><text:span text:style-name="Varsayılan_20_Paragraf_20_Yazı_20_Tipi"><text:span text:style-name="MT1">, Last saved </text:span></text:span><text:span text:style-name="Varsayılan_20_Paragraf_20_Yazı_20_Tipi"><text:span text:style-name="MT1"><text:modification-date style:data-style-name="N10116">2015-04-14</text:modification-date></text:span></text:span><text:span text:style-name="Varsayılan_20_Paragraf_20_Yazı_20_Tipi"><text:span text:style-name="MT1"> at </text:span></text:span><text:span text:style-name="Varsayılan_20_Paragraf_20_Yazı_20_Tipi"><text:span text:style-name="MT1"><text:modification-date style:data-style-name="N10041">19:31:08</text:modification-date></text:span></text:span><text:span text:style-name="Varsayılan_20_Paragraf_20_Yazı_20_Tipi"><text:span text:style-name="MT1"> by Filiz Kalelioglu</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initial-creator>Ivo Blöchliger</meta:initial-creator>
    <meta:creation-date>2015-04-14T15:51:00Z</meta:creation-date>
    <dc:date>2015-04-14T19:31:08.42</dc:date>
    <meta:editing-cycles>4</meta:editing-cycles>
    <meta:editing-duration>P0D</meta:editing-duration>
    <meta:document-statistic meta:table-count="2" meta:image-count="1" meta:object-count="0" meta:page-count="2" meta:paragraph-count="46" meta:word-count="247" meta:character-count="1823" meta:non-whitespace-character-count="1606"/>
    <meta:template xlink:type="simple" xlink:actuate="onRequest" xlink:title="" xlink:href="../../Downloads/2015-TR-01-EN.odt/Normal"/>
  </office:meta>
</office:document-meta>
</file>